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881" officeooo:paragraph-rsid="001dc252"/>
    </style:style>
    <style:style style:name="P2" style:family="paragraph" style:parent-style-name="Standard">
      <style:text-properties officeooo:rsid="0017f25a" officeooo:paragraph-rsid="001dc252"/>
    </style:style>
    <style:style style:name="P3" style:family="paragraph" style:parent-style-name="Standard">
      <style:text-properties officeooo:rsid="001a7612" officeooo:paragraph-rsid="001dc252"/>
    </style:style>
    <style:style style:name="T1" style:family="text">
      <style:text-properties officeooo:rsid="001dc2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Standard Scaler. Feature scaling performed on the features of the training dataset and the same mean, variance is used to scale the testing dataset</text:p>
      <text:p text:style-name="P2">ReLU activation function in all layers</text:p>
      <text:p text:style-name="P1">Validation loss after <text:span text:style-name="T1">4</text:span>0<text:span text:style-name="T1">0</text:span> epochs: <text:span text:style-name="T1">0.59</text:span> <text:s/></text:p>
      <text:p text:style-name="P3">SGD optimizer</text:p>
      <text:p text:style-name="P1"/>
      <text:p text:style-name="P1">Initial learning rate: <text:span text:style-name="T1">4</text:span>.0 (Very hig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9:12:15.405013001</meta:creation-date>
    <dc:date>2019-10-20T19:36:46.302514433</dc:date>
    <meta:editing-duration>PT1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51" meta:character-count="337" meta:non-whitespace-character-count="290"/>
  </office:meta>
</office:document-meta>
</file>